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/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ic_tqfp_32_mcu_atmega328_microchip_atmega328p_a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4877</text:p>
          </table:table-cell>
          <table:table-cell office:value-type="string" calcext:value-type="string">
            <text:p>$2.43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omp_electronic_pmic_sot_223_linear_1117_5_volt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347223</text:p>
          </table:table-cell>
          <table:table-cell office:value-type="string" calcext:value-type="string">
            <text:p>$0.0394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omp_electronic_ic_sop_16_converter_usb_to_serial_converter_wch_ch340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4267</text:p>
          </table:table-cell>
          <table:table-cell office:value-type="string" calcext:value-type="string">
            <text:p>$0.48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omp_electronic_ic_sop_16_converter_usb_to_serial_converter_wch_ch340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7464026</text:p>
          </table:table-cell>
          <table:table-cell office:value-type="string" calcext:value-type="string">
            <text:p>$0.54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omp_electronic_socket_usb_mini_surface_mount_onl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4663</text:p>
          </table:table-cell>
          <table:table-cell office:value-type="string" calcext:value-type="string">
            <text:p>$0.1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omp_electronic_led_0603_red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C965799</text:p>
          </table:table-cell>
          <table:table-cell office:value-type="string" calcext:value-type="string">
            <text:p>$0.0018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oomp_electronic_led_0603_blu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7</text:p>
          </table:table-cell>
          <table:table-cell office:value-type="string" calcext:value-type="string">
            <text:p>$0.003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oomp_electronic_led_0603_gree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4</text:p>
          </table:table-cell>
          <table:table-cell office:value-type="string" calcext:value-type="string">
            <text:p>$0.004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oomp_electronic_led_0603_yellow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2</text:p>
          </table:table-cell>
          <table:table-cell office:value-type="string" calcext:value-type="string">
            <text:p>$0.004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omp_electronic_resistor_0603_1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21190</text:p>
          </table:table-cell>
          <table:table-cell office:value-type="string" calcext:value-type="string">
            <text:p>$0.0006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oomp_electronic_resistor_0603_10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98220</text:p>
          </table:table-cell>
          <table:table-cell office:value-type="string" calcext:value-type="string">
            <text:p>$0.000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oomp_electronic_button_3_5_mm_x_6_mm_x_2_5_mm_surface_mount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2845294</text:p>
          </table:table-cell>
          <table:table-cell office:value-type="string" calcext:value-type="string">
            <text:p>$0.019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oomp_electronic_ceramic_resonator_3213_3_pin_ground_pin_2_16_mega_hert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882605</text:p>
          </table:table-cell>
          <table:table-cell office:value-type="string" calcext:value-type="string">
            <text:p>$0.3616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oomp_electronic_ceramic_resonator_3213_3_pin_ground_pin_2_12_mega_hert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341520</text:p>
          </table:table-cell>
          <table:table-cell office:value-type="string" calcext:value-type="string">
            <text:p>$0.2171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oomp_electronic_diode_schottky_sod_123_package_marking_b2_mbr05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77335</text:p>
          </table:table-cell>
          <table:table-cell office:value-type="string" calcext:value-type="string">
            <text:p>$0.032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oomp_electronic_capacitor_3216_avx_a_tantalum_4_7_micro_farad_16_vol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7187</text:p>
          </table:table-cell>
          <table:table-cell office:value-type="string" calcext:value-type="string">
            <text:p>$0.0781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oomp_electronic_capacitor_0603_100_nano_farad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C14663</text:p>
          </table:table-cell>
          <table:table-cell office:value-type="string" calcext:value-type="string">
            <text:p>$0.0015</text:p>
          </table:table-cell>
          <table:table-cell/>
          <table:table-cell table:style-name="ce5" table:number-columns-repeated="16378"/>
        </table:table-row>
        <table:table-row table:style-name="ro1" table:number-rows-repeated="6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21:16:02.8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14T21:16:10.036000000</dc:date>
    <meta:editing-duration>PT3H42M1S</meta:editing-duration>
    <meta:editing-cycles>9</meta:editing-cycles>
    <meta:generator>LibreOffice/7.6.0.3$Windows_X86_64 LibreOffice_project/69edd8b8ebc41d00b4de3915dc82f8f0fc3b6265</meta:generator>
    <meta:document-statistic meta:table-count="1" meta:cell-count="90" meta:object-count="0"/>
  </office:meta>
</office:document-meta>
</file>